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"/>
    <style:style style:name="ce4" style:family="table-cell" style:parent-style-name="Default" style:data-style-name="N3"/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1.76388888888889cm" style:use-optimal-column-width="true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2.98097222222222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5111111111111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6361111111111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7527777777778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55763888888889cm"/>
    </style:style>
    <style:style style:name="co23" style:family="table-column">
      <style:table-column-properties fo:break-before="auto" style:column-width="2.98097222222222cm"/>
    </style:style>
    <style:style style:name="co24" style:family="table-column">
      <style:table-column-properties fo:break-before="auto" style:column-width="2.66347222222222cm"/>
    </style:style>
    <style:style style:name="co25" style:family="table-column">
      <style:table-column-properties fo:break-before="auto" style:column-width="2.25777777777778cm"/>
    </style:style>
    <style:style style:name="co26" style:family="table-column">
      <style:table-column-properties fo:break-before="auto" style:column-width="2.02847222222222cm"/>
    </style:style>
    <style:style style:name="co27" style:family="table-column">
      <style:table-column-properties fo:break-before="auto" style:column-width="2.68111111111111cm"/>
    </style:style>
    <style:style style:name="co28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rch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6" table:default-cell-style-name="ce1"/>
        <table:table-column table:style-name="co20" table:default-cell-style-name="ce1"/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table:number-columns-repeated="16343" table:style-name="ce2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Ministry of Justice</text:p>
          </table:table-cell>
          <table:table-cell office:value-type="string" table:style-name="ce4">
            <text:p>Ministerial Department</text:p>
          </table:table-cell>
          <table:table-cell office:value-type="string" table:style-name="ce4">
            <text:p>Ministry of Justice</text:p>
          </table:table-cell>
          <table:table-cell office:value-type="float" office:value="329" table:style-name="ce4">
            <text:p>329</text:p>
          </table:table-cell>
          <table:table-cell office:value-type="float" office:value="311.82822999999991" table:style-name="ce4">
            <text:p>312</text:p>
          </table:table-cell>
          <table:table-cell office:value-type="float" office:value="830" table:style-name="ce4">
            <text:p>830</text:p>
          </table:table-cell>
          <table:table-cell office:value-type="float" office:value="804.98512000000005" table:style-name="ce4">
            <text:p>805</text:p>
          </table:table-cell>
          <table:table-cell office:value-type="float" office:value="3764" table:style-name="ce4">
            <text:p>3,764</text:p>
          </table:table-cell>
          <table:table-cell office:value-type="float" office:value="3675.2533999999991" table:style-name="ce4">
            <text:p>3,675</text:p>
          </table:table-cell>
          <table:table-cell office:value-type="float" office:value="2082" table:style-name="ce4">
            <text:p>2,082</text:p>
          </table:table-cell>
          <table:table-cell office:value-type="float" office:value="2030.20102" table:style-name="ce4">
            <text:p>2,030</text:p>
          </table:table-cell>
          <table:table-cell office:value-type="float" office:value="170" table:style-name="ce4">
            <text:p>170</text:p>
          </table:table-cell>
          <table:table-cell office:value-type="float" office:value="166.38338999999999" table:style-name="ce4">
            <text:p>166</text:p>
          </table:table-cell>
          <table:table-cell office:value-type="float" office:value="46" table:style-name="ce4">
            <text:p>46</text:p>
          </table:table-cell>
          <table:table-cell office:value-type="float" office:value="42.685679999999998" table:style-name="ce4">
            <text:p>43</text:p>
          </table:table-cell>
          <table:table-cell office:value-type="float" office:value="7221" table:style-name="ce4">
            <text:p>7,221</text:p>
          </table:table-cell>
          <table:table-cell office:value-type="float" office:value="7031.3368399999981" table:style-name="ce4">
            <text:p>7,031</text:p>
          </table:table-cell>
          <table:table-cell office:value-type="float" office:value="98" table:style-name="ce4">
            <text:p>98</text:p>
          </table:table-cell>
          <table:table-cell office:value-type="float" office:value="94.9" table:style-name="ce4">
            <text:p>95</text:p>
          </table:table-cell>
          <table:table-cell office:value-type="float" office:value="48.4" table:style-name="ce4">
            <text:p>48</text:p>
          </table:table-cell>
          <table:table-cell office:value-type="float" office:value="44.35" table:style-name="ce4">
            <text:p>44</text:p>
          </table:table-cell>
          <table:table-cell office:value-type="float" office:value="442.7" table:style-name="ce4">
            <text:p>443</text:p>
          </table:table-cell>
          <table:table-cell office:value-type="float" office:value="442.09999999999997" table:style-name="ce4">
            <text:p>442</text:p>
          </table:table-cell>
          <table:table-cell office:value-type="float" office:value="589.1" table:style-name="ce4">
            <text:p>589</text:p>
          </table:table-cell>
          <table:table-cell office:value-type="float" office:value="581.34999999999991" table:style-name="ce4">
            <text:p>581</text:p>
          </table:table-cell>
          <table:table-cell office:value-type="float" office:value="0" table:style-name="ce4">
            <text:p>0</text:p>
          </table:table-cell>
          <table:table-cell office:value-type="float" office:value="7810.1" table:style-name="ce4">
            <text:p>7,810</text:p>
          </table:table-cell>
          <table:table-cell office:value-type="float" office:value="7612.6868399999985" table:style-name="ce4">
            <text:p>7,613</text:p>
          </table:table-cell>
          <table:table-cell office:value-type="float" office:value="23743996.210000001" table:style-name="ce4">
            <text:p>23,743,996</text:p>
          </table:table-cell>
          <table:table-cell office:value-type="float" office:value="1298840.7400000002" table:style-name="ce4">
            <text:p>1,298,841</text:p>
          </table:table-cell>
          <table:table-cell office:value-type="float" office:value="173471.57" table:style-name="ce4">
            <text:p>173,472</text:p>
          </table:table-cell>
          <table:table-cell office:value-type="float" office:value="103922.54" table:style-name="ce4">
            <text:p>103,923</text:p>
          </table:table-cell>
          <table:table-cell office:value-type="float" office:value="7222199.54" table:style-name="ce4">
            <text:p>7,222,200</text:p>
          </table:table-cell>
          <table:table-cell office:value-type="float" office:value="4017950.31" table:style-name="ce4">
            <text:p>4,017,950</text:p>
          </table:table-cell>
          <table:table-cell office:value-type="float" office:value="36560380.910000004" table:style-name="ce4">
            <text:p>36,560,381</text:p>
          </table:table-cell>
          <table:table-cell office:value-type="float" office:value="8675930.5399999991" table:style-name="ce4">
            <text:p>8,675,931</text:p>
          </table:table-cell>
          <table:table-cell office:value-type="float" office:value="267910.02" table:style-name="ce4">
            <text:p>267,910</text:p>
          </table:table-cell>
          <table:table-cell office:value-type="float" office:value="8943840.5599999987" table:style-name="ce4">
            <text:p>8,943,841</text:p>
          </table:table-cell>
          <table:table-cell office:value-type="float" office:value="45504221.469999999" table:style-name="ce4">
            <text:p>45,504,221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Criminal Injuries Compensation Authorit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30" table:style-name="ce4">
            <text:p>130</text:p>
          </table:table-cell>
          <table:table-cell office:value-type="float" office:value="118.17434" table:style-name="ce4">
            <text:p>118</text:p>
          </table:table-cell>
          <table:table-cell office:value-type="float" office:value="90" table:style-name="ce4">
            <text:p>90</text:p>
          </table:table-cell>
          <table:table-cell office:value-type="float" office:value="84.439190000000025" table:style-name="ce4">
            <text:p>84</text:p>
          </table:table-cell>
          <table:table-cell office:value-type="float" office:value="92" table:style-name="ce4">
            <text:p>92</text:p>
          </table:table-cell>
          <table:table-cell office:value-type="float" office:value="89.043250000000015" table:style-name="ce4">
            <text:p>89</text:p>
          </table:table-cell>
          <table:table-cell office:value-type="float" office:value="15" table:style-name="ce4">
            <text:p>15</text:p>
          </table:table-cell>
          <table:table-cell office:value-type="float" office:value="11.45945" table:style-name="ce4">
            <text:p>1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9" table:style-name="ce4">
            <text:p>329</text:p>
          </table:table-cell>
          <table:table-cell office:value-type="float" office:value="305.11623000000003" table:style-name="ce4">
            <text:p>3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9" table:style-name="ce4">
            <text:p>329</text:p>
          </table:table-cell>
          <table:table-cell office:value-type="float" office:value="305.11623000000003" table:style-name="ce4">
            <text:p>305</text:p>
          </table:table-cell>
          <table:table-cell office:value-type="float" office:value="734716.67999999993" table:style-name="ce4">
            <text:p>734,717</text:p>
          </table:table-cell>
          <table:table-cell office:value-type="float" office:value="1463.19" table:style-name="ce4">
            <text:p>1,463</text:p>
          </table:table-cell>
          <table:table-cell office:value-type="float" office:value="8034.57" table:style-name="ce4">
            <text:p>8,035</text:p>
          </table:table-cell>
          <table:table-cell office:value-type="float" office:value="24313.850000000002" table:style-name="ce4">
            <text:p>24,314</text:p>
          </table:table-cell>
          <table:table-cell office:value-type="float" office:value="198396.78" table:style-name="ce4">
            <text:p>198,397</text:p>
          </table:table-cell>
          <table:table-cell office:value-type="float" office:value="64810.54" table:style-name="ce4">
            <text:p>64,811</text:p>
          </table:table-cell>
          <table:table-cell office:value-type="float" office:value="1031735.6099999999" table:style-name="ce4">
            <text:p>1,031,73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31735.6099999999" table:style-name="ce4">
            <text:p>1,031,736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HM Courts and Tribunals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523" table:style-name="ce4">
            <text:p>9,523</text:p>
          </table:table-cell>
          <table:table-cell office:value-type="float" office:value="8322.2839500001028" table:style-name="ce4">
            <text:p>8,322</text:p>
          </table:table-cell>
          <table:table-cell office:value-type="float" office:value="2823" table:style-name="ce4">
            <text:p>2,823</text:p>
          </table:table-cell>
          <table:table-cell office:value-type="float" office:value="2670.9276999999956" table:style-name="ce4">
            <text:p>2,671</text:p>
          </table:table-cell>
          <table:table-cell office:value-type="float" office:value="2826" table:style-name="ce4">
            <text:p>2,826</text:p>
          </table:table-cell>
          <table:table-cell office:value-type="float" office:value="2671.2286499999964" table:style-name="ce4">
            <text:p>2,671</text:p>
          </table:table-cell>
          <table:table-cell office:value-type="float" office:value="760" table:style-name="ce4">
            <text:p>760</text:p>
          </table:table-cell>
          <table:table-cell office:value-type="float" office:value="740.08412999999996" table:style-name="ce4">
            <text:p>740</text:p>
          </table:table-cell>
          <table:table-cell office:value-type="float" office:value="72" table:style-name="ce4">
            <text:p>72</text:p>
          </table:table-cell>
          <table:table-cell office:value-type="float" office:value="71.567480000000003" table:style-name="ce4">
            <text:p>7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004" table:style-name="ce4">
            <text:p>16,004</text:p>
          </table:table-cell>
          <table:table-cell office:value-type="float" office:value="14476.091910000096" table:style-name="ce4">
            <text:p>14,476</text:p>
          </table:table-cell>
          <table:table-cell office:value-type="float" office:value="2185.5700000000002" table:style-name="ce4">
            <text:p>2,186</text:p>
          </table:table-cell>
          <table:table-cell office:value-type="float" office:value="2185.5700000000002" table:style-name="ce4">
            <text:p>2,186</text:p>
          </table:table-cell>
          <table:table-cell office:value-type="float" office:value="11.38" table:style-name="ce4">
            <text:p>11</text:p>
          </table:table-cell>
          <table:table-cell office:value-type="float" office:value="11.38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96.9500000000003" table:style-name="ce4">
            <text:p>2,197</text:p>
          </table:table-cell>
          <table:table-cell office:value-type="float" office:value="2196.9500000000003" table:style-name="ce4">
            <text:p>2,197</text:p>
          </table:table-cell>
          <table:table-cell office:value-type="float" office:value="0" table:style-name="ce4">
            <text:p>0</text:p>
          </table:table-cell>
          <table:table-cell office:value-type="float" office:value="18200.95" table:style-name="ce4">
            <text:p>18,201</text:p>
          </table:table-cell>
          <table:table-cell office:value-type="float" office:value="16673.041910000095" table:style-name="ce4">
            <text:p>16,673</text:p>
          </table:table-cell>
          <table:table-cell office:value-type="float" office:value="33860849.780000001" table:style-name="ce4">
            <text:p>33,860,850</text:p>
          </table:table-cell>
          <table:table-cell office:value-type="float" office:value="690806.39999999991" table:style-name="ce4">
            <text:p>690,806</text:p>
          </table:table-cell>
          <table:table-cell office:value-type="float" office:value="307437.64" table:style-name="ce4">
            <text:p>307,438</text:p>
          </table:table-cell>
          <table:table-cell office:value-type="float" office:value="629475.47" table:style-name="ce4">
            <text:p>629,475</text:p>
          </table:table-cell>
          <table:table-cell office:value-type="float" office:value="9101128.3000000007" table:style-name="ce4">
            <text:p>9,101,128</text:p>
          </table:table-cell>
          <table:table-cell office:value-type="float" office:value="3361454.84" table:style-name="ce4">
            <text:p>3,361,455</text:p>
          </table:table-cell>
          <table:table-cell office:value-type="float" office:value="47951152.430000007" table:style-name="ce4">
            <text:p>47,951,152</text:p>
          </table:table-cell>
          <table:table-cell office:value-type="float" office:value="7705620.7999999998" table:style-name="ce4">
            <text:p>7,705,621</text:p>
          </table:table-cell>
          <table:table-cell office:value-type="float" office:value="102383.27999999998" table:style-name="ce4">
            <text:p>102,383</text:p>
          </table:table-cell>
          <table:table-cell office:value-type="float" office:value="7808004.0800000001" table:style-name="ce4">
            <text:p>7,808,004</text:p>
          </table:table-cell>
          <table:table-cell office:value-type="float" office:value="55759156.510000005" table:style-name="ce4">
            <text:p>55,759,157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Legal Aid Agenc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428" table:style-name="ce4">
            <text:p>428</text:p>
          </table:table-cell>
          <table:table-cell office:value-type="float" office:value="383.98138999999986" table:style-name="ce4">
            <text:p>384</text:p>
          </table:table-cell>
          <table:table-cell office:value-type="float" office:value="342" table:style-name="ce4">
            <text:p>342</text:p>
          </table:table-cell>
          <table:table-cell office:value-type="float" office:value="318.80546000000004" table:style-name="ce4">
            <text:p>319</text:p>
          </table:table-cell>
          <table:table-cell office:value-type="float" office:value="307" table:style-name="ce4">
            <text:p>307</text:p>
          </table:table-cell>
          <table:table-cell office:value-type="float" office:value="294.52542000000011" table:style-name="ce4">
            <text:p>295</text:p>
          </table:table-cell>
          <table:table-cell office:value-type="float" office:value="98" table:style-name="ce4">
            <text:p>98</text:p>
          </table:table-cell>
          <table:table-cell office:value-type="float" office:value="96.576499999999996" table:style-name="ce4">
            <text:p>97</text:p>
          </table:table-cell>
          <table:table-cell office:value-type="float" office:value="10" table:style-name="ce4">
            <text:p>10</text:p>
          </table:table-cell>
          <table:table-cell office:value-type="float" office:value="9.0653199999999998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85" table:style-name="ce4">
            <text:p>1,185</text:p>
          </table:table-cell>
          <table:table-cell office:value-type="float" office:value="1102.95409" table:style-name="ce4">
            <text:p>1,10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187" table:style-name="ce4">
            <text:p>1,187</text:p>
          </table:table-cell>
          <table:table-cell office:value-type="float" office:value="1104.95409" table:style-name="ce4">
            <text:p>1,105</text:p>
          </table:table-cell>
          <table:table-cell office:value-type="float" office:value="3085512.5300000003" table:style-name="ce4">
            <text:p>3,085,513</text:p>
          </table:table-cell>
          <table:table-cell office:value-type="float" office:value="26489.429999999997" table:style-name="ce4">
            <text:p>26,489</text:p>
          </table:table-cell>
          <table:table-cell office:value-type="float" office:value="44533.090000000004" table:style-name="ce4">
            <text:p>44,533</text:p>
          </table:table-cell>
          <table:table-cell office:value-type="float" office:value="43269.11" table:style-name="ce4">
            <text:p>43,269</text:p>
          </table:table-cell>
          <table:table-cell office:value-type="float" office:value="679570.91999999993" table:style-name="ce4">
            <text:p>679,571</text:p>
          </table:table-cell>
          <table:table-cell office:value-type="float" office:value="261873.03" table:style-name="ce4">
            <text:p>261,873</text:p>
          </table:table-cell>
          <table:table-cell office:value-type="float" office:value="4141248.11" table:style-name="ce4">
            <text:p>4,141,248</text:p>
          </table:table-cell>
          <table:table-cell office:value-type="float" office:value="3767.56" table:style-name="ce4">
            <text:p>3,768</text:p>
          </table:table-cell>
          <table:table-cell office:value-type="float" office:value="0" table:style-name="ce4">
            <text:p>0</text:p>
          </table:table-cell>
          <table:table-cell office:value-type="float" office:value="3767.56" table:style-name="ce4">
            <text:p>3,768</text:p>
          </table:table-cell>
          <table:table-cell office:value-type="float" office:value="4145015.67" table:style-name="ce4">
            <text:p>4,145,016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HM Prison and Probation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29027" table:style-name="ce4">
            <text:p>29,027</text:p>
          </table:table-cell>
          <table:table-cell office:value-type="float" office:value="27373.718010000382" table:style-name="ce4">
            <text:p>27,374</text:p>
          </table:table-cell>
          <table:table-cell office:value-type="float" office:value="7114" table:style-name="ce4">
            <text:p>7,114</text:p>
          </table:table-cell>
          <table:table-cell office:value-type="float" office:value="6788.7209200000434" table:style-name="ce4">
            <text:p>6,789</text:p>
          </table:table-cell>
          <table:table-cell office:value-type="float" office:value="7595" table:style-name="ce4">
            <text:p>7,595</text:p>
          </table:table-cell>
          <table:table-cell office:value-type="float" office:value="7262.841010000021" table:style-name="ce4">
            <text:p>7,263</text:p>
          </table:table-cell>
          <table:table-cell office:value-type="float" office:value="938" table:style-name="ce4">
            <text:p>938</text:p>
          </table:table-cell>
          <table:table-cell office:value-type="float" office:value="919.10110000000009" table:style-name="ce4">
            <text:p>919</text:p>
          </table:table-cell>
          <table:table-cell office:value-type="float" office:value="91" table:style-name="ce4">
            <text:p>91</text:p>
          </table:table-cell>
          <table:table-cell office:value-type="float" office:value="90.6" table:style-name="ce4">
            <text:p>91</text:p>
          </table:table-cell>
          <table:table-cell office:value-type="float" office:value="21902" table:style-name="ce4">
            <text:p>21,902</text:p>
          </table:table-cell>
          <table:table-cell office:value-type="float" office:value="20365.580549999922" table:style-name="ce4">
            <text:p>20,366</text:p>
          </table:table-cell>
          <table:table-cell office:value-type="float" office:value="66667" table:style-name="ce4">
            <text:p>66,667</text:p>
          </table:table-cell>
          <table:table-cell office:value-type="float" office:value="62800.561590000361" table:style-name="ce4">
            <text:p>62,801</text:p>
          </table:table-cell>
          <table:table-cell office:value-type="float" office:value="1166.1563333333334" table:style-name="ce4">
            <text:p>1,166</text:p>
          </table:table-cell>
          <table:table-cell office:value-type="float" office:value="1166.1563333333334" table:style-name="ce4">
            <text:p>1,16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66.1563333333334" table:style-name="ce4">
            <text:p>1,166</text:p>
          </table:table-cell>
          <table:table-cell office:value-type="float" office:value="1166.1563333333334" table:style-name="ce4">
            <text:p>1,166</text:p>
          </table:table-cell>
          <table:table-cell office:value-type="float" office:value="0" table:style-name="ce4">
            <text:p>0</text:p>
          </table:table-cell>
          <table:table-cell office:value-type="float" office:value="67833.156333333332" table:style-name="ce4">
            <text:p>67,833</text:p>
          </table:table-cell>
          <table:table-cell office:value-type="float" office:value="63966.717923333694" table:style-name="ce4">
            <text:p>63,967</text:p>
          </table:table-cell>
          <table:table-cell office:value-type="float" office:value="173582186.62" table:style-name="ce4">
            <text:p>173,582,187</text:p>
          </table:table-cell>
          <table:table-cell office:value-type="float" office:value="17725199.829999998" table:style-name="ce4">
            <text:p>17,725,200</text:p>
          </table:table-cell>
          <table:table-cell office:value-type="float" office:value="1413983.5899999999" table:style-name="ce4">
            <text:p>1,413,984</text:p>
          </table:table-cell>
          <table:table-cell office:value-type="float" office:value="9649709.75" table:style-name="ce4">
            <text:p>9,649,710</text:p>
          </table:table-cell>
          <table:table-cell office:value-type="float" office:value="45898828.440000005" table:style-name="ce4">
            <text:p>45,898,828</text:p>
          </table:table-cell>
          <table:table-cell office:value-type="float" office:value="18436083.919999998" table:style-name="ce4">
            <text:p>18,436,084</text:p>
          </table:table-cell>
          <table:table-cell office:value-type="float" office:value="266705992.14999998" table:style-name="ce4">
            <text:p>266,705,992</text:p>
          </table:table-cell>
          <table:table-cell office:value-type="float" office:value="4480404.34" table:style-name="ce4">
            <text:p>4,480,404</text:p>
          </table:table-cell>
          <table:table-cell office:value-type="float" office:value="168765.21" table:style-name="ce4">
            <text:p>168,765</text:p>
          </table:table-cell>
          <table:table-cell office:value-type="float" office:value="4649169.55" table:style-name="ce4">
            <text:p>4,649,170</text:p>
          </table:table-cell>
          <table:table-cell office:value-type="float" office:value="271355161.69999999" table:style-name="ce4">
            <text:p>271,355,162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The Office of the Public Guardian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086" table:style-name="ce4">
            <text:p>1,086</text:p>
          </table:table-cell>
          <table:table-cell office:value-type="float" office:value="993.26675999999725" table:style-name="ce4">
            <text:p>993</text:p>
          </table:table-cell>
          <table:table-cell office:value-type="float" office:value="437" table:style-name="ce4">
            <text:p>437</text:p>
          </table:table-cell>
          <table:table-cell office:value-type="float" office:value="415.94487000000015" table:style-name="ce4">
            <text:p>416</text:p>
          </table:table-cell>
          <table:table-cell office:value-type="float" office:value="182" table:style-name="ce4">
            <text:p>182</text:p>
          </table:table-cell>
          <table:table-cell office:value-type="float" office:value="171.97703000000001" table:style-name="ce4">
            <text:p>172</text:p>
          </table:table-cell>
          <table:table-cell office:value-type="float" office:value="25" table:style-name="ce4">
            <text:p>25</text:p>
          </table:table-cell>
          <table:table-cell office:value-type="float" office:value="24.6" table:style-name="ce4">
            <text:p>25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33" table:style-name="ce4">
            <text:p>1,733</text:p>
          </table:table-cell>
          <table:table-cell office:value-type="float" office:value="1608.7886599999974" table:style-name="ce4">
            <text:p>1,609</text:p>
          </table:table-cell>
          <table:table-cell office:value-type="float" office:value="161" table:style-name="ce4">
            <text:p>161</text:p>
          </table:table-cell>
          <table:table-cell office:value-type="float" office:value="150.1" table:style-name="ce4">
            <text:p>15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1" table:style-name="ce4">
            <text:p>161</text:p>
          </table:table-cell>
          <table:table-cell office:value-type="float" office:value="150.1" table:style-name="ce4">
            <text:p>150</text:p>
          </table:table-cell>
          <table:table-cell office:value-type="float" office:value="0" table:style-name="ce4">
            <text:p>0</text:p>
          </table:table-cell>
          <table:table-cell office:value-type="float" office:value="1894" table:style-name="ce4">
            <text:p>1,894</text:p>
          </table:table-cell>
          <table:table-cell office:value-type="float" office:value="1758.8886599999973" table:style-name="ce4">
            <text:p>1,759</text:p>
          </table:table-cell>
          <table:table-cell office:value-type="float" office:value="3274420.78" table:style-name="ce4">
            <text:p>3,274,421</text:p>
          </table:table-cell>
          <table:table-cell office:value-type="float" office:value="53463.58" table:style-name="ce4">
            <text:p>53,464</text:p>
          </table:table-cell>
          <table:table-cell office:value-type="float" office:value="169024.58999999997" table:style-name="ce4">
            <text:p>169,025</text:p>
          </table:table-cell>
          <table:table-cell office:value-type="float" office:value="427529.86999999994" table:style-name="ce4">
            <text:p>427,530</text:p>
          </table:table-cell>
          <table:table-cell office:value-type="float" office:value="859343.54999999993" table:style-name="ce4">
            <text:p>859,344</text:p>
          </table:table-cell>
          <table:table-cell office:value-type="float" office:value="334595.42" table:style-name="ce4">
            <text:p>334,595</text:p>
          </table:table-cell>
          <table:table-cell office:value-type="float" office:value="5118377.79" table:style-name="ce4">
            <text:p>5,118,378</text:p>
          </table:table-cell>
          <table:table-cell office:value-type="float" office:value="308831.48000000004" table:style-name="ce4">
            <text:p>308,831</text:p>
          </table:table-cell>
          <table:table-cell office:value-type="float" office:value="0" table:style-name="ce4">
            <text:p>0</text:p>
          </table:table-cell>
          <table:table-cell office:value-type="float" office:value="308831.48000000004" table:style-name="ce4">
            <text:p>308,831</text:p>
          </table:table-cell>
          <table:table-cell office:value-type="float" office:value="5427209.2700000005" table:style-name="ce4">
            <text:p>5,427,209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Children and Family Court Advisory and Support Servic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57" table:style-name="ce4">
            <text:p>2,257</text:p>
          </table:table-cell>
          <table:table-cell office:value-type="float" office:value="2038.94" table:style-name="ce4">
            <text:p>2,039</text:p>
          </table:table-cell>
          <table:table-cell office:value-type="float" office:value="2257" table:style-name="ce4">
            <text:p>2,257</text:p>
          </table:table-cell>
          <table:table-cell office:value-type="float" office:value="2038.94" table:style-name="ce4">
            <text:p>2,039</text:p>
          </table:table-cell>
          <table:table-cell office:value-type="float" office:value="52" table:style-name="ce4">
            <text:p>52</text:p>
          </table:table-cell>
          <table:table-cell office:value-type="float" office:value="52" table:style-name="ce4">
            <text:p>5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" table:style-name="ce4">
            <text:p>55</text:p>
          </table:table-cell>
          <table:table-cell office:value-type="float" office:value="55" table:style-name="ce4">
            <text:p>55</text:p>
          </table:table-cell>
          <table:table-cell office:value-type="float" office:value="0" table:style-name="ce4">
            <text:p>0</text:p>
          </table:table-cell>
          <table:table-cell office:value-type="float" office:value="2312" table:style-name="ce4">
            <text:p>2,312</text:p>
          </table:table-cell>
          <table:table-cell office:value-type="float" office:value="2093.94" table:style-name="ce4">
            <text:p>2,094</text:p>
          </table:table-cell>
          <table:table-cell office:value-type="float" office:value="9534407.1099999957" table:style-name="ce4">
            <text:p>9,534,4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534407.1099999957" table:style-name="ce4">
            <text:p>9,534,407</text:p>
          </table:table-cell>
          <table:table-cell office:value-type="float" office:value="603080.49" table:style-name="ce4">
            <text:p>603,080</text:p>
          </table:table-cell>
          <table:table-cell office:value-type="float" office:value="0" table:style-name="ce4">
            <text:p>0</text:p>
          </table:table-cell>
          <table:table-cell office:value-type="float" office:value="603080.49" table:style-name="ce4">
            <text:p>603,080</text:p>
          </table:table-cell>
          <table:table-cell office:value-type="float" office:value="10137487.599999996" table:style-name="ce4">
            <text:p>10,137,488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Criminal Cases Review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1" table:style-name="ce4">
            <text:p>101</text:p>
          </table:table-cell>
          <table:table-cell office:value-type="float" office:value="96.3" table:style-name="ce4">
            <text:p>96</text:p>
          </table:table-cell>
          <table:table-cell office:value-type="float" office:value="101" table:style-name="ce4">
            <text:p>101</text:p>
          </table:table-cell>
          <table:table-cell office:value-type="float" office:value="96.3" table:style-name="ce4">
            <text:p>9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1" table:style-name="ce4">
            <text:p>101</text:p>
          </table:table-cell>
          <table:table-cell office:value-type="float" office:value="96.3" table:style-name="ce4">
            <text:p>96</text:p>
          </table:table-cell>
          <table:table-cell office:value-type="float" office:value="498433" table:style-name="ce4">
            <text:p>498,433</text:p>
          </table:table-cell>
          <table:table-cell office:value-type="float" office:value="0" table:style-name="ce4">
            <text:p>0</text:p>
          </table:table-cell>
          <table:table-cell office:value-type="float" office:value="2850" table:style-name="ce4">
            <text:p>2,85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01283" table:style-name="ce4">
            <text:p>501,28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01283" table:style-name="ce4">
            <text:p>501,283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Judicial Appointments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2.8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22.6" table:style-name="ce4">
            <text:p>23</text:p>
          </table:table-cell>
          <table:table-cell office:value-type="float" office:value="61" table:style-name="ce4">
            <text:p>61</text:p>
          </table:table-cell>
          <table:table-cell office:value-type="float" office:value="59" table:style-name="ce4">
            <text:p>59</text:p>
          </table:table-cell>
          <table:table-cell office:value-type="float" office:value="12" table:style-name="ce4">
            <text:p>12</text:p>
          </table:table-cell>
          <table:table-cell office:value-type="float" office:value="11.6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4" table:style-name="ce4">
            <text:p>0</text:p>
          </table:table-cell>
          <table:table-cell office:value-type="float" office:value="101" table:style-name="ce4">
            <text:p>101</text:p>
          </table:table-cell>
          <table:table-cell office:value-type="float" office:value="97.4" table:style-name="ce4">
            <text:p>97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5.099999999999999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07" table:style-name="ce4">
            <text:p>107</text:p>
          </table:table-cell>
          <table:table-cell office:value-type="float" office:value="102.5" table:style-name="ce4">
            <text:p>103</text:p>
          </table:table-cell>
          <table:table-cell office:value-type="float" office:value="331427.32999999996" table:style-name="ce4">
            <text:p>331,427</text:p>
          </table:table-cell>
          <table:table-cell office:value-type="float" office:value="5861.44" table:style-name="ce4">
            <text:p>5,861</text:p>
          </table:table-cell>
          <table:table-cell office:value-type="float" office:value="-2180" table:style-name="ce4">
            <text:p>-2,180</text:p>
          </table:table-cell>
          <table:table-cell office:value-type="float" office:value="1171.4000000000001" table:style-name="ce4">
            <text:p>1,171</text:p>
          </table:table-cell>
          <table:table-cell office:value-type="float" office:value="81636.73" table:style-name="ce4">
            <text:p>81,637</text:p>
          </table:table-cell>
          <table:table-cell office:value-type="float" office:value="36474.410000000003" table:style-name="ce4">
            <text:p>36,474</text:p>
          </table:table-cell>
          <table:table-cell office:value-type="float" office:value="454391.30999999994" table:style-name="ce4">
            <text:p>454,391</text:p>
          </table:table-cell>
          <table:table-cell office:value-type="float" office:value="32907.279999999999" table:style-name="ce4">
            <text:p>32,907</text:p>
          </table:table-cell>
          <table:table-cell office:value-type="float" office:value="2856" table:style-name="ce4">
            <text:p>2,856</text:p>
          </table:table-cell>
          <table:table-cell office:value-type="float" office:value="35763.279999999999" table:style-name="ce4">
            <text:p>35,763</text:p>
          </table:table-cell>
          <table:table-cell office:value-type="float" office:value="490154.58999999997" table:style-name="ce4">
            <text:p>490,155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Legal Services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4">
            <text:p>39</text:p>
          </table:table-cell>
          <table:table-cell office:value-type="float" office:value="34.92" table:style-name="ce4">
            <text:p>35</text:p>
          </table:table-cell>
          <table:table-cell office:value-type="float" office:value="39" table:style-name="ce4">
            <text:p>39</text:p>
          </table:table-cell>
          <table:table-cell office:value-type="float" office:value="34.92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4">
            <text:p>39</text:p>
          </table:table-cell>
          <table:table-cell office:value-type="float" office:value="34.92" table:style-name="ce4">
            <text:p>35</text:p>
          </table:table-cell>
          <table:table-cell office:value-type="float" office:value="802846.32000000007" table:style-name="ce4">
            <text:p>802,84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02846.32000000007" table:style-name="ce4">
            <text:p>802,84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02846.32000000007" table:style-name="ce4">
            <text:p>802,846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Parole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11" table:style-name="ce4">
            <text:p>11</text:p>
          </table:table-cell>
          <table:table-cell office:value-type="float" office:value="10.1" table:style-name="ce4">
            <text:p>10</text:p>
          </table:table-cell>
          <table:table-cell office:value-type="float" office:value="133" table:style-name="ce4">
            <text:p>133</text:p>
          </table:table-cell>
          <table:table-cell office:value-type="float" office:value="130.6" table:style-name="ce4">
            <text:p>131</text:p>
          </table:table-cell>
          <table:table-cell office:value-type="float" office:value="50" table:style-name="ce4">
            <text:p>50</text:p>
          </table:table-cell>
          <table:table-cell office:value-type="float" office:value="48.7" table:style-name="ce4">
            <text:p>49</text:p>
          </table:table-cell>
          <table:table-cell office:value-type="float" office:value="12" table:style-name="ce4">
            <text:p>12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7" table:style-name="ce4">
            <text:p>207</text:p>
          </table:table-cell>
          <table:table-cell office:value-type="float" office:value="201.39999999999998" table:style-name="ce4">
            <text:p>201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215" table:style-name="ce4">
            <text:p>215</text:p>
          </table:table-cell>
          <table:table-cell office:value-type="float" office:value="209.39999999999998" table:style-name="ce4">
            <text:p>209</text:p>
          </table:table-cell>
          <table:table-cell office:value-type="float" office:value="558656.27" table:style-name="ce4">
            <text:p>558,656</text:p>
          </table:table-cell>
          <table:table-cell office:value-type="float" office:value="2696.67" table:style-name="ce4">
            <text:p>2,697</text:p>
          </table:table-cell>
          <table:table-cell office:value-type="float" office:value="5625" table:style-name="ce4">
            <text:p>5,625</text:p>
          </table:table-cell>
          <table:table-cell office:value-type="float" office:value="920.84" table:style-name="ce4">
            <text:p>921</text:p>
          </table:table-cell>
          <table:table-cell office:value-type="float" office:value="126683.09" table:style-name="ce4">
            <text:p>126,683</text:p>
          </table:table-cell>
          <table:table-cell office:value-type="float" office:value="53818.12" table:style-name="ce4">
            <text:p>53,818</text:p>
          </table:table-cell>
          <table:table-cell office:value-type="float" office:value="748399.99" table:style-name="ce4">
            <text:p>748,400</text:p>
          </table:table-cell>
          <table:table-cell office:value-type="float" office:value="32444.73" table:style-name="ce4">
            <text:p>32,445</text:p>
          </table:table-cell>
          <table:table-cell office:value-type="float" office:value="-525" table:style-name="ce4">
            <text:p>-525</text:p>
          </table:table-cell>
          <table:table-cell office:value-type="float" office:value="31919.73" table:style-name="ce4">
            <text:p>31,920</text:p>
          </table:table-cell>
          <table:table-cell office:value-type="float" office:value="780319.72" table:style-name="ce4">
            <text:p>780,320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Youth Justice Board for England and Wal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14.6" table:style-name="ce4">
            <text:p>15</text:p>
          </table:table-cell>
          <table:table-cell office:value-type="float" office:value="44" table:style-name="ce4">
            <text:p>44</text:p>
          </table:table-cell>
          <table:table-cell office:value-type="float" office:value="42.11" table:style-name="ce4">
            <text:p>42</text:p>
          </table:table-cell>
          <table:table-cell office:value-type="float" office:value="30" table:style-name="ce4">
            <text:p>30</text:p>
          </table:table-cell>
          <table:table-cell office:value-type="float" office:value="29.81" table:style-name="ce4">
            <text:p>3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" table:style-name="ce4">
            <text:p>94</text:p>
          </table:table-cell>
          <table:table-cell office:value-type="float" office:value="91.52" table:style-name="ce4">
            <text:p>9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" table:style-name="ce4">
            <text:p>94</text:p>
          </table:table-cell>
          <table:table-cell office:value-type="float" office:value="91.52" table:style-name="ce4">
            <text:p>92</text:p>
          </table:table-cell>
          <table:table-cell office:value-type="float" office:value="348674.53" table:style-name="ce4">
            <text:p>348,675</text:p>
          </table:table-cell>
          <table:table-cell office:value-type="float" office:value="5076.55" table:style-name="ce4">
            <text:p>5,077</text:p>
          </table:table-cell>
          <table:table-cell office:value-type="float" office:value="750" table:style-name="ce4">
            <text:p>750</text:p>
          </table:table-cell>
          <table:table-cell office:value-type="float" office:value="0" table:style-name="ce4">
            <text:p>0</text:p>
          </table:table-cell>
          <table:table-cell office:value-type="float" office:value="88931.64" table:style-name="ce4">
            <text:p>88,932</text:p>
          </table:table-cell>
          <table:table-cell office:value-type="float" office:value="40146.04" table:style-name="ce4">
            <text:p>40,146</text:p>
          </table:table-cell>
          <table:table-cell office:value-type="float" office:value="483578.76" table:style-name="ce4">
            <text:p>483,57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83578.76" table:style-name="ce4">
            <text:p>483,579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Independent Monitoring Authority for the Citizens’ Rights Agreement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5" table:style-name="ce4">
            <text:p>5</text:p>
          </table:table-cell>
          <table:table-cell office:value-type="float" office:value="4.5999999999999996" table:style-name="ce4">
            <text:p>5</text:p>
          </table:table-cell>
          <table:table-cell office:value-type="float" office:value="8" table:style-name="ce4">
            <text:p>8</text:p>
          </table:table-cell>
          <table:table-cell office:value-type="float" office:value="7.6" table:style-name="ce4">
            <text:p>8</text:p>
          </table:table-cell>
          <table:table-cell office:value-type="float" office:value="19" table:style-name="ce4">
            <text:p>19</text:p>
          </table:table-cell>
          <table:table-cell office:value-type="float" office:value="18" table:style-name="ce4">
            <text:p>18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58" table:style-name="ce4">
            <text:p>58</text:p>
          </table:table-cell>
          <table:table-cell office:value-type="float" office:value="50.2" table:style-name="ce4">
            <text:p>5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61" table:style-name="ce4">
            <text:p>61</text:p>
          </table:table-cell>
          <table:table-cell office:value-type="float" office:value="53.2" table:style-name="ce4">
            <text:p>53</text:p>
          </table:table-cell>
          <table:table-cell office:value-type="float" office:value="209752.34999999998" table:style-name="ce4">
            <text:p>209,752</text:p>
          </table:table-cell>
          <table:table-cell office:value-type="float" office:value="4295.79" table:style-name="ce4">
            <text:p>4,296</text:p>
          </table:table-cell>
          <table:table-cell office:value-type="float" office:value="1100" table:style-name="ce4">
            <text:p>1,100</text:p>
          </table:table-cell>
          <table:table-cell office:value-type="float" office:value="0" table:style-name="ce4">
            <text:p>0</text:p>
          </table:table-cell>
          <table:table-cell office:value-type="float" office:value="52627.3" table:style-name="ce4">
            <text:p>52,627</text:p>
          </table:table-cell>
          <table:table-cell office:value-type="float" office:value="21582.510000000002" table:style-name="ce4">
            <text:p>21,583</text:p>
          </table:table-cell>
          <table:table-cell office:value-type="float" office:value="289357.95" table:style-name="ce4">
            <text:p>289,358</text:p>
          </table:table-cell>
          <table:table-cell office:value-type="float" office:value="62252.06" table:style-name="ce4">
            <text:p>62,252</text:p>
          </table:table-cell>
          <table:table-cell office:value-type="float" office:value="0" table:style-name="ce4">
            <text:p>0</text:p>
          </table:table-cell>
          <table:table-cell office:value-type="float" office:value="62252.06" table:style-name="ce4">
            <text:p>62,252</text:p>
          </table:table-cell>
          <table:table-cell office:value-type="float" office:value="351610.01" table:style-name="ce4">
            <text:p>351,610</text:p>
          </table:table-cell>
          <table:table-cell table:number-columns-repeated="16343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5" table:style-name="ce1"/>
          <table:table-cell table:number-columns-repeated="36" table:style-name="ce4"/>
          <table:table-cell table:number-columns-repeated="16343"/>
        </table:table-row>
        <table:table-row table:number-rows-repeated="12" table:style-name="ro2">
          <table:table-cell table:number-columns-repeated="5"/>
          <table:table-cell table:number-columns-repeated="36" table:style-name="ce4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Hartley, Robert</meta:initial-creator>
    <dc:creator>Dale, Harriet</dc:creator>
    <meta:creation-date>2022-09-30T10:29:42Z</meta:creation-date>
    <dc:date>2023-08-18T08:40:36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